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8_2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8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Blumenthal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8, 1892</text:p>
      <text:p text:style-name="P4">Month<text:tab/><text:tab/><text:tab/><text:tab/><text:tab/><text:tab/>March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5">SECRETARY'S OFFICE<text:span text:style-name="T2">/</text:span></text:p>
      <text:p text:style-name="P5"><text:span text:style-name="T2">Jewish Theological Seminary Ass'n./</text:span></text:p>
      <text:p text:style-name="P5"><text:span text:style-name="T2">721 LEXINGTON AVENUE./</text:span></text:p>
      <text:p text:style-name="P5"><text:span text:style-name="T2">NEW YORK./</text:span></text:p>
      <text:p text:style-name="P6"><text:span text:style-name="T2">Rev Dr S. Morais/</text:span></text:p>
      <text:p text:style-name="P6"><text:span text:style-name="T2">546 North 5th St/</text:span></text:p>
      <text:p text:style-name="P6"><text:span text:style-name="T2">Philadelphia/</text:span></text:p>
      <text:p text:style-name="P6"><text:span text:style-name="T2">Pa/</text:span></text:p>
      <text:p text:style-name="P6"><text:span text:style-name="T2"/></text:p>
      <text:p text:style-name="P5"><text:span text:style-name="T2">[Page 1]</text:span></text:p>
      <text:p text:style-name="P6"><text:span text:style-name="T2">Mch 8[/ inserted by author]92/</text:span></text:p>
      <text:p text:style-name="P5"><text:span text:style-name="T2">Dear Dr/</text:span></text:p>
      <text:p text:style-name="P5"><text:span text:style-name="T2"><text:tab/>As you suggest, the only/ thing now to do, is for you to lecture/ here on Tuesday eveg the 15th, </text:span><text:soft-page-break/><text:span text:style-name="T2">taking/ the place of Dr Mendes--this will/ prevent additional changes and/ disappointments, and at some future/ time, Dr Mendes can deliver his/ lecture--so that will be positive/ that you lecture here on Tuesday eveg/ at 8 o'clock: subject the "School"/ as was outlined for Dr Szold./ <text:s/>I called at home of Dr M this morning/ and was informed that his condition/ is good, and everth'g indicating his speedy/ recovery &amp;c am also anxious to/ meet you--will talk over matters/ next Tuesday--hope you can come/ early enough to visit Seminary &amp;c/ please send the $5--to Leghorn &amp;/ I will make ti good, when I send/ money on April 1st--Glad to/ know your branch met last Sunday/</text:span></text:p>
      <text:p text:style-name="P5"><text:span text:style-name="T2"/></text:p>
      <text:p text:style-name="P5"><text:span text:style-name="T2">[Page 2]</text:span></text:p>
      <text:p text:style-name="P5"><text:span text:style-name="T2">hope Dr Sternbach will remit/ all he has before the convention./</text:span></text:p>
      <text:p text:style-name="P5"><text:span text:style-name="T2"><text:tab/>Yours Sincerely/ Joseph Blumentha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1T14:50:43.31</meta:creation-date>
    <dc:date>2011-12-01T14:57:09.50</dc:date>
    <dc:creator>Penn Libraries</dc:creator>
    <meta:editing-duration>PT00H06M2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357" meta:character-count="2334"/>
  </office:meta>
</office:document-meta>
</file>